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3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38.5pt"/>
    </style:style>
    <style:style style:name="co4" style:family="table-column">
      <style:table-column-properties fo:break-before="auto" style:column-width="36.34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5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000000" fo:background-color="#66ffff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quasibotBaby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Lithium Ion Battery Pack - 2.5Ah (USB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4367 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89" calcext:value-type="currency">
            <text:p>$5.89</text:p>
          </table:table-cell>
          <table:table-cell table:style-name="ce71" table:formula="of:=[.D25]*[.E25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59.66074" calcext:value-type="currency">
            <text:p>$159.6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Jr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Pocket Juice Power Bank Li Battery</text:p>
          </table:table-cell>
          <table:table-cell table:style-name="ce56" office:value-type="string" calcext:value-type="string">
            <text:p>tzumi.com</text:p>
          </table:table-cell>
          <table:table-cell table:style-name="ce59" office:value-type="string" calcext:value-type="string">
            <text:p>PJ 220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3" calcext:value-type="currency">
            <text:p>$13.00</text:p>
          </table:table-cell>
          <table:table-cell table:style-name="ce71" table:formula="of:=[.D25]*[.E25]" office:value-type="currency" office:currency="USD" office:value="13" calcext:value-type="currency">
            <text:p>$13.00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80.77074" calcext:value-type="currency">
            <text:p>$180.77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Papa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1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Tzumi Pocket Juice Endurance 7800 MAH Portable Charger</text:p>
          </table:table-cell>
          <table:table-cell table:style-name="ce56" office:value-type="string" calcext:value-type="string">
            <text:p>meijer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9.99" calcext:value-type="currency">
            <text:p>$19.99</text:p>
          </table:table-cell>
          <table:table-cell table:style-name="ce71" table:formula="of:=[.D25]*[.E25]" office:value-type="currency" office:currency="USD" office:value="19.99" calcext:value-type="currency">
            <text:p>$19.9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73.76074" calcext:value-type="currency">
            <text:p>$173.7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 Airsoft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<text:s/>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5" office:value-type="string" calcext:value-type="string">
            <text:p>Raspberry Pi Zero WH (pre-soldered) – Motherbox part -Optional suppli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25" office:value-type="string" calcext:value-type="string">
            <text:p>Standoff - Aluminum Threaded (6-32; 1-1/2", 4 Pack) -Optional supplier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ROB-1312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16]*[.E1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5" office:value-type="string" calcext:value-type="string">
            <text:p>.250'' Hex Female Standoff 6-32 Thread 1 1/2"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143407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59" calcext:value-type="currency">
            <text:p>$0.59</text:p>
          </table:table-cell>
          <table:table-cell table:style-name="ce71" table:formula="of:=[.D17]*[.E17]" office:value-type="currency" office:currency="USD" office:value="1.18" calcext:value-type="currency">
            <text:p>$1.18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8]*[.E18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9]*[.E19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20]*[.E20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21]*[.E21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2]*[.E22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3]*[.E23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4]*[.E24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5]*[.E25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6]*[.E26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USB Battery Pack for Raspberry Pi - 10000mAh - 2 x 5V output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566" calcext:value-type="float">
            <text:p>1566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9.95" calcext:value-type="currency">
            <text:p>$39.95</text:p>
          </table:table-cell>
          <table:table-cell table:style-name="ce71" table:formula="of:=[.D27]*[.E27]" office:value-type="currency" office:currency="USD" office:value="39.95" calcext:value-type="currency">
            <text:p>$39.95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8]*[.E28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0" office:value-type="string" calcext:value-type="string">
            <text:p>Taigen Airsoft Firing Unit</text:p>
          </table:table-cell>
          <table:table-cell table:style-name="ce56" office:value-type="string" calcext:value-type="string">
            <text:p>imex-model.com</text:p>
          </table:table-cell>
          <table:table-cell table:style-name="ce59" office:value-type="string" calcext:value-type="string">
            <text:p><text:s/>TAG12061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9.59" calcext:value-type="currency">
            <text:p>$9.59</text:p>
          </table:table-cell>
          <table:table-cell table:style-name="ce71" table:formula="of:=[.D29]*[.E29]" office:value-type="currency" office:currency="USD" office:value="9.59" calcext:value-type="currency">
            <text:p>$9.59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9])" office:value-type="currency" office:currency="USD" office:value="204.49074" calcext:value-type="currency">
            <text:p>$204.49</text:p>
          </table:table-cell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13:16:28.460982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44:03.746899310</meta:creation-date>
    <dc:date>2019-05-23T01:42:00.393201391</dc:date>
    <meta:editing-duration>P3DT1H40M53S</meta:editing-duration>
    <meta:editing-cycles>31</meta:editing-cycles>
    <meta:generator>LibreOffice/5.4.0.3$Linux_X86_64 LibreOffice_project/40m0$Build-3</meta:generator>
    <meta:document-statistic meta:table-count="4" meta:cell-count="645" meta:object-count="0"/>
  </office:meta>
</office:document-meta>
</file>